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FreeSans" fo:font-size="14pt" style:text-underline-style="solid" style:text-underline-width="auto" style:text-underline-color="font-color" fo:font-weight="bold" officeooo:rsid="001a9c3f" officeooo:paragraph-rsid="0023902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ans" fo:font-size="15pt" style:text-underline-style="solid" style:text-underline-width="auto" style:text-underline-color="font-color" fo:font-weight="bold" officeooo:rsid="001a9c3f" officeooo:paragraph-rsid="001a9c3f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reeSans" fo:font-size="14pt" style:text-underline-style="none" fo:font-weight="normal" officeooo:rsid="00224741" officeooo:paragraph-rsid="00224741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FreeSans" fo:font-size="13pt" style:text-underline-style="solid" style:text-underline-width="auto" style:text-underline-color="font-color" fo:font-weight="bold" officeooo:rsid="0027ffda" officeooo:paragraph-rsid="0027ffda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style:font-name="FreeSans" fo:font-size="14pt" style:text-underline-style="none" fo:font-weight="normal" officeooo:rsid="001a9c3f" officeooo:paragraph-rsid="001a9c3f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style:font-name="FreeSans" fo:font-size="14pt" style:text-underline-style="none" fo:font-weight="normal" officeooo:rsid="001acf65" officeooo:paragraph-rsid="001acf6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style:font-name="FreeSans" fo:font-size="14pt" style:text-underline-style="none" fo:font-weight="normal" officeooo:rsid="001cbeeb" officeooo:paragraph-rsid="001cbeeb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style:font-name="FreeSans" fo:font-size="14pt" style:text-underline-style="none" fo:font-weight="normal" officeooo:rsid="001dab75" officeooo:paragraph-rsid="001dab75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style:font-name="FreeSans" fo:font-size="14pt" style:text-underline-style="none" fo:font-weight="normal" officeooo:rsid="00224741" officeooo:paragraph-rsid="00224741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style:font-name="FreeSans" fo:font-size="14pt" style:text-underline-style="none" fo:font-weight="normal" officeooo:rsid="00224741" officeooo:paragraph-rsid="00239029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font-name="FreeSans" fo:font-size="14pt" style:text-underline-style="none" fo:font-weight="normal" officeooo:rsid="001a9c3f" officeooo:paragraph-rsid="001a9c3f" fo:background-color="#fff20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style:font-name="FreeSans" fo:font-size="14pt" style:text-underline-style="none" fo:font-weight="normal" officeooo:rsid="001cbeeb" officeooo:paragraph-rsid="001cbeeb" fo:background-color="#fff200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style:font-name="FreeSans" fo:font-size="14pt" style:text-underline-style="none" fo:font-weight="normal" officeooo:rsid="001dab75" officeooo:paragraph-rsid="001dab75" fo:background-color="#fff200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style:font-name="FreeSans" fo:font-size="14pt" style:text-underline-style="none" fo:font-weight="normal" officeooo:rsid="00224741" officeooo:paragraph-rsid="00224741" fo:background-color="#fff200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text-properties style:font-name="FreeSans" fo:font-size="14pt" officeooo:paragraph-rsid="001dab75" style:font-size-asian="14pt" style:font-size-complex="14pt"/>
    </style:style>
    <style:style style:name="P16" style:family="paragraph" style:parent-style-name="Standard" style:list-style-name="L2">
      <style:text-properties style:font-name="FreeSans" officeooo:rsid="002b4603" officeooo:paragraph-rsid="002b4603"/>
    </style:style>
    <style:style style:name="P17" style:family="paragraph" style:parent-style-name="Standard" style:list-style-name="L1">
      <style:paragraph-properties fo:text-align="start" style:justify-single-word="false"/>
      <style:text-properties fo:color="#ce181e" style:font-name="FreeSans" fo:font-size="14pt" style:text-underline-style="none" fo:font-weight="bold" officeooo:rsid="001a9c3f" officeooo:paragraph-rsid="001a9c3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e181e" style:font-name="FreeSans" fo:font-size="14pt" style:text-underline-style="none" fo:font-weight="bold" officeooo:rsid="001a9c3f" officeooo:paragraph-rsid="001a9c3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e181e" style:font-name="FreeSans" fo:font-size="14pt" style:text-underline-style="none" fo:font-weight="bold" officeooo:rsid="00262a98" officeooo:paragraph-rsid="00239029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e181e" style:font-name="FreeSans" fo:font-size="14pt" style:text-underline-style="none" fo:font-weight="bold" officeooo:rsid="002b4603" officeooo:paragraph-rsid="002b4603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color="#ce181e" style:font-name="FreeSans" fo:font-size="14pt" style:text-underline-style="solid" style:text-underline-width="auto" style:text-underline-color="font-color" fo:font-weight="bold" officeooo:rsid="001a9c3f" officeooo:paragraph-rsid="00239029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color="#ce181e" style:font-name="FreeSans" fo:font-size="15pt" style:text-underline-style="solid" style:text-underline-width="auto" style:text-underline-color="font-color" fo:font-weight="bold" officeooo:rsid="001a9c3f" officeooo:paragraph-rsid="001a9c3f" style:font-size-asian="15pt" style:font-weight-asian="bold" style:font-size-complex="15pt" style:font-weight-complex="bold"/>
    </style:style>
    <style:style style:name="P23" style:family="paragraph" style:parent-style-name="Standard" style:list-style-name="L1">
      <style:text-properties fo:color="#000000" style:font-name="FreeSans" fo:font-size="14pt" officeooo:rsid="001dab75" officeooo:paragraph-rsid="001dab75" style:font-size-asian="14pt" style:font-size-complex="14pt"/>
    </style:style>
    <style:style style:name="P24" style:family="paragraph" style:parent-style-name="Standard" style:list-style-name="L1">
      <style:text-properties style:use-window-font-color="true" style:font-name="FreeSans" fo:font-size="14pt" style:text-underline-style="none" fo:font-weight="normal" officeooo:rsid="0024f43c" officeooo:paragraph-rsid="0024f43c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style:use-window-font-color="true" style:font-name="FreeSans" fo:font-size="14pt" style:text-underline-style="none" fo:font-weight="normal" officeooo:rsid="00262a98" officeooo:paragraph-rsid="00262a98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text-properties style:use-window-font-color="true" style:font-name="FreeSans" fo:font-size="14pt" style:text-underline-style="none" fo:font-weight="normal" officeooo:rsid="002b4603" officeooo:paragraph-rsid="002b4603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1dab75" fo:background-color="transparent" loext:char-shading-value="0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officeooo:rsid="001dab75"/>
    </style:style>
    <style:style style:name="T5" style:family="text">
      <style:text-properties style:text-underline-style="none" fo:font-weight="normal" officeooo:rsid="001dab75" fo:background-color="transparent" loext:char-shading-value="0" style:font-weight-asian="normal" style:font-weight-complex="normal"/>
    </style:style>
    <style:style style:name="T6" style:family="text">
      <style:text-properties officeooo:rsid="00239029"/>
    </style:style>
    <style:style style:name="T7" style:family="text"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officeooo:rsid="002fcc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RApp AFSE academy 2018<text:tab/><text:tab/><text:tab/><text:tab/><text:tab/> <text:span text:style-name="T8">Kosmidou</text:span></text:p>
      <text:p text:style-name="P4">Multimodule JavaEE project</text:p>
      <text:list xml:id="list39442407" text:style-name="L1">
        <text:list-header>
          <text:p text:style-name="P17"/>
        </text:list-header>
      </text:list>
      <text:p text:style-name="P18">modules:</text:p>
      <text:list xml:id="list122537033929563" text:continue-numbering="true" text:style-name="L1">
        <text:list-header>
          <text:p text:style-name="P22"/>
        </text:list-header>
        <text:list-item>
          <text:p text:style-name="P5">hr-etc</text:p>
          <text:list>
            <text:list-item>
              <text:p text:style-name="P5">for the liquibase</text:p>
            </text:list-item>
            <text:list-item>
              <text:p text:style-name="P11">pom file</text:p>
            </text:list-item>
            <text:list-item>
              <text:p text:style-name="P6">ddl for the create queries</text:p>
            </text:list-item>
            <text:list-item>
              <text:p text:style-name="P6">dml for the insert/update/delete queries</text:p>
            </text:list-item>
            <text:list-item>
              <text:p text:style-name="P7"><text:span text:style-name="T1">dependencies</text:span> are postgres</text:p>
              <text:p text:style-name="P7"/>
            </text:list-item>
          </text:list>
        </text:list-item>
        <text:list-item>
          <text:p text:style-name="P5">hr-parent</text:p>
          <text:list>
            <text:list-item>
              <text:p text:style-name="P7">for clean install package of the project</text:p>
            </text:list-item>
            <text:list-item>
              <text:p text:style-name="P12">pom file</text:p>
            </text:list-item>
            <text:list-item>
              <text:p text:style-name="P7">properties, dependency management &amp; plugin management</text:p>
              <text:p text:style-name="P7"/>
            </text:list-item>
          </text:list>
        </text:list-item>
        <text:list-item>
          <text:p text:style-name="P5">hr-common</text:p>
          <text:list>
            <text:list-item>
              <text:p text:style-name="P7">for exceptions &amp; logger</text:p>
            </text:list-item>
            <text:list-item>
              <text:p text:style-name="P13">jar file</text:p>
            </text:list-item>
            <text:list-item>
              <text:p text:style-name="P7"><text:span text:style-name="T1">dependencies</text:span> are javaeeapi, log4j</text:p>
              <text:p text:style-name="P7"/>
            </text:list-item>
          </text:list>
        </text:list-item>
        <text:list-item>
          <text:p text:style-name="P5">hr-rest</text:p>
          <text:list>
            <text:list-item>
              <text:p text:style-name="P8">for web resources and jaxrs</text:p>
            </text:list-item>
            <text:list-item>
              <text:p text:style-name="P13">war file</text:p>
            </text:list-item>
            <text:list-item>
              <text:p text:style-name="P15"><text:span text:style-name="T2">dependencies</text:span><text:span text:style-name="T5"> are </text:span><text:span text:style-name="T3">resteasy-jaxrs, resteasy-</text:span><text:span text:style-name="T4">client, resteasy-jaxb-provider, hr-persistence, hr-dao, hr-service, hr-common</text:span></text:p>
              <text:p text:style-name="P23"/>
            </text:list-item>
          </text:list>
        </text:list-item>
        <text:list-item>
          <text:p text:style-name="P5">hr-persistence</text:p>
          <text:list>
            <text:list-item>
              <text:p text:style-name="P9">for entities and other simple classes</text:p>
            </text:list-item>
            <text:list-item>
              <text:p text:style-name="P14">jar file</text:p>
            </text:list-item>
            <text:list-item>
              <text:p text:style-name="P9"><text:span text:style-name="T1">dependencies</text:span> are hr-common, javaee-api, resteasy-jackson-provider</text:p>
              <text:p text:style-name="P9"/>
            </text:list-item>
          </text:list>
        </text:list-item>
        <text:list-item>
          <text:p text:style-name="P5">hr-dao</text:p>
          <text:list>
            <text:list-item>
              <text:p text:style-name="P9">for queries</text:p>
            </text:list-item>
            <text:list-item>
              <text:p text:style-name="P14">ejb file</text:p>
            </text:list-item>
            <text:list-item>
              <text:p text:style-name="P10"><text:span text:style-name="T1">dependencies</text:span> are hr-persistence, <text:span text:style-name="T4">hr-common, </text:span>javaee-api, all hibernate dependencies</text:p>
              <text:p text:style-name="P10"/>
            </text:list-item>
          </text:list>
        </text:list-item>
        <text:list-item>
          <text:p text:style-name="P5">hr-ear</text:p>
          <text:list>
            <text:list-item>
              <text:p text:style-name="P9">for the deploy of project</text:p>
            </text:list-item>
            <text:list-item>
              <text:p text:style-name="P14">ear file</text:p>
            </text:list-item>
            <text:list-item>
              <text:p text:style-name="P9"><text:span text:style-name="T1">dependencies</text:span> are hr-persistence, hr-rest, hr-dao, hr-common, hr-service</text:p>
            </text:list-item>
          </text:list>
        </text:list-item>
      </text:list>
      <text:p text:style-name="P3"/>
      <text:p text:style-name="P3"/>
      <text:list xml:id="list122538010000882" text:continue-numbering="true" text:style-name="L1">
        <text:list-item>
          <text:p text:style-name="P5"><text:soft-page-break/>hr-service</text:p>
          <text:list>
            <text:list-item>
              <text:p text:style-name="P9">for validation services and calls the dao</text:p>
            </text:list-item>
            <text:list-item>
              <text:p text:style-name="P14">ejb file</text:p>
            </text:list-item>
            <text:list-item>
              <text:p text:style-name="P10"><text:span text:style-name="T1">dependencies</text:span> are <text:span text:style-name="T6">javaee-api, hr-persistence, hr-dao, hr-common, validation-api</text:span></text:p>
              <text:p text:style-name="P10"/>
            </text:list-item>
          </text:list>
        </text:list-item>
      </text:list>
      <text:p text:style-name="P1"/>
      <text:p text:style-name="P1"/>
      <text:p text:style-name="P19">other files:</text:p>
      <text:list xml:id="list122536486897934" text:continue-numbering="true" text:style-name="L1">
        <text:list-header>
          <text:p text:style-name="P21"/>
        </text:list-header>
        <text:list-item>
          <text:p text:style-name="P24">liquibase.properties</text:p>
          <text:list>
            <text:list-item>
              <text:p text:style-name="P25">for the configuration of postgreSql – liquibase</text:p>
              <text:p text:style-name="P25"/>
            </text:list-item>
          </text:list>
        </text:list-item>
        <text:list-item>
          <text:p text:style-name="P24">standaloneHR-full.xml</text:p>
          <text:list>
            <text:list-item>
              <text:p text:style-name="P25">for the configuration of postgreSql – server (datasources)</text:p>
            </text:list-item>
            <text:list-item>
              <text:p text:style-name="P25">for the configuration of jms queues</text:p>
              <text:p text:style-name="P25"/>
            </text:list-item>
          </text:list>
        </text:list-item>
      </text:list>
      <text:p text:style-name="P20">maven commands:</text:p>
      <text:p text:style-name="P20"/>
      <text:list xml:id="list884997660" text:style-name="L2">
        <text:list-item>
          <text:p text:style-name="P26">clean install <text:s/>(hr-parent)</text:p>
        </text:list-item>
        <text:list-item>
          <text:p text:style-name="P26">wildfly:deploy <text:s/>(hr-ear)</text:p>
        </text:list-item>
        <text:list-item>
          <text:p text:style-name="P16"><text:span text:style-name="T7">liquibase:update <text:s/>(hr-etc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44:36.552016128</meta:creation-date>
    <dc:date>2018-08-07T12:25:33.922790151</dc:date>
    <meta:editing-duration>PT41M9S</meta:editing-duration>
    <meta:editing-cycles>10</meta:editing-cycles>
    <meta:generator>LibreOffice/5.4.6.2$Linux_X86_64 LibreOffice_project/40m0$Build-2</meta:generator>
    <meta:document-statistic meta:table-count="0" meta:image-count="0" meta:object-count="0" meta:page-count="2" meta:paragraph-count="59" meta:word-count="217" meta:character-count="1353" meta:non-whitespace-character-count="1227"/>
  </office:meta>
</office:document-meta>
</file>